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927f" officeooo:paragraph-rsid="001c92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 the problem is</text:p>
      <text:p text:style-name="P1"/>
      <text:p text:style-name="P1">I wrote the logic assuming the origin is at the top left</text:p>
      <text:p text:style-name="P1">x= <text:s/>0 is left</text:p>
      <text:p text:style-name="P1">x=15 is the right</text:p>
      <text:p text:style-name="P1">y= <text:s/>0 is the top</text:p>
      <text:p text:style-name="P1">y= 15 is the bottom</text:p>
      <text:p text:style-name="P1"/>
      <text:p text:style-name="P1">I want to render it, however, so that the origin as at the center</text:p>
      <text:p text:style-name="P1">x=-7.5 is the left</text:p>
      <text:p text:style-name="P1">x=7.5 is the right</text:p>
      <text:p text:style-name="P1">y= -7.5 is the top</text:p>
      <text:p text:style-name="P1">y= 7.5 is the bottom</text:p>
      <text:p text:style-name="P1"/>
      <text:p text:style-name="P1">Solution;</text:p>
      <text:p text:style-name="P1">translate to the right half of the sprite width</text:p>
      <text:p text:style-name="P1">translate downward half the sprite heig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</meta:initial-creator>
    <meta:creation-date>2016-11-03T10:44:37.908060953</meta:creation-date>
    <dc:date>2016-11-03T10:47:49.360548301</dc:date>
    <dc:creator>Ryan </dc:creator>
    <meta:editing-duration>PT3M11S</meta:editing-duration>
    <meta:editing-cycles>1</meta:editing-cycles>
    <meta:document-statistic meta:table-count="0" meta:image-count="0" meta:object-count="0" meta:page-count="1" meta:paragraph-count="14" meta:word-count="82" meta:character-count="374" meta:non-whitespace-character-count="304"/>
    <meta:generator>LibreOffice/4.4.3.2$Linux_X86_64 LibreOffice_project/40m0$Build-2</meta:generator>
  </office:meta>
</office:document-meta>
</file>